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8.001cm" style:type="center"/>
          <style:tab-stop style:position="10.008cm"/>
        </style:tab-stops>
      </style:paragraph-properties>
    </style:style>
    <style:style style:name="P3" style:family="paragraph" style:parent-style-name="Standard">
      <style:paragraph-properties>
        <style:tab-stops>
          <style:tab-stop style:position="8.001cm" style:type="center"/>
          <style:tab-stop style:position="10.008cm"/>
        </style:tab-stops>
      </style:paragraph-properties>
      <style:text-properties fo:font-size="18pt" style:font-size-asian="18pt"/>
    </style:style>
    <style:style style:name="P4" style:family="paragraph" style:parent-style-name="Standard">
      <style:text-properties fo:font-size="14pt" style:font-size-asian="14pt"/>
    </style:style>
    <style:style style:name="P5" style:family="paragraph" style:parent-style-name="Standard">
      <style:text-properties fo:font-size="16pt" style:font-size-asian="16pt"/>
    </style:style>
    <style:style style:name="P6" style:family="paragraph" style:parent-style-name="Standard">
      <style:paragraph-properties>
        <style:tab-stops>
          <style:tab-stop style:position="8.001cm" style:type="center"/>
          <style:tab-stop style:position="10.008cm"/>
        </style:tab-stops>
      </style:paragraph-properties>
      <style:text-properties fo:font-size="16pt" style:font-size-asian="16pt"/>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2">
      <style:paragraph-properties>
        <style:tab-stops>
          <style:tab-stop style:position="8.001cm" style:type="center"/>
          <style:tab-stop style:position="10.008cm"/>
        </style:tab-stops>
      </style:paragraph-properties>
    </style:style>
    <style:style style:name="P9" style:family="paragraph" style:parent-style-name="List_20_Paragraph" style:list-style-name="WWNum3">
      <style:paragraph-properties>
        <style:tab-stops>
          <style:tab-stop style:position="8.001cm" style:type="center"/>
          <style:tab-stop style:position="10.008cm"/>
        </style:tab-stops>
      </style:paragraph-properties>
    </style:style>
    <style:style style:name="P10" style:family="paragraph" style:parent-style-name="List_20_Paragraph" style:list-style-name="WWNum2">
      <style:paragraph-properties fo:break-before="page">
        <style:tab-stops>
          <style:tab-stop style:position="8.001cm" style:type="center"/>
          <style:tab-stop style:position="10.008cm"/>
        </style:tab-stops>
      </style:paragraph-properties>
    </style:style>
    <style:style style:name="T1" style:family="text">
      <style:text-properties fo:font-size="22pt" fo:font-weight="bold" style:font-size-asian="22pt" style:font-weight-asian="bold"/>
    </style:style>
    <style:style style:name="T2" style:family="text">
      <style:text-properties fo:font-size="18pt" style:font-size-asian="18pt"/>
    </style:style>
    <style:style style:name="T3" style:family="text">
      <style:text-properties fo:font-size="14pt" style:font-size-asian="14pt"/>
    </style:style>
    <style:style style:name="T4" style:family="text">
      <style:text-properties fo:font-size="16pt" style:font-size-asian="16pt"/>
    </style:style>
    <style:style style:name="T5" style:family="text">
      <style:text-properties fo:font-size="16pt" fo:language="en" fo:country="US" style:font-size-asian="16pt"/>
    </style:style>
    <style:style style:name="T6" style:family="text">
      <style:text-properties fo:color="#ff0000" fo:font-size="16pt" style:font-size-asian="16pt"/>
    </style:style>
    <style:style style:name="T7" style:family="text">
      <style:text-properties style:text-position="sub 58%" fo:font-size="16pt" style:font-size-asian="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Versuch 1</text:span></text:p>
      <text:p text:style-name="P1"><text:span text:style-name="T2">Spannungs- und Strommessung, Spannungsteiler, Stromteiler und Ersatzspannungsquelle</text:span></text:p>
      <text:p text:style-name="P2"><text:span text:style-name="T2"><text:tab/>26.10.15<text:tab/></text:span></text:p>
      <text:p text:style-name="P3"/>
      <text:p text:style-name="P2"><text:span text:style-name="T2">Gruppe 2<text:line-break/>Tisch 2 </text:span></text:p>
      <text:p text:style-name="P2"><text:span text:style-name="T3">Teilnehmer: Alexander Mendel, Christoph Haeberle, Karl-Fabian Witte</text:span></text:p>
      <text:p text:style-name="P4"/>
      <text:list xml:id="list2418119636939962195" text:style-name="WWNum2">
        <text:list-item>
          <text:p text:style-name="P10"><text:span text:style-name="T2">Spannungsmessung</text:span></text:p>
          <text:list>
            <text:list-item>
              <text:p text:style-name="P8"><text:span text:style-name="T4">Ausmessen einer unbekannten Spannungsquelle</text:span></text:p>
              <text:list>
                <text:list-item>
                  <text:p text:style-name="P8"><text:span text:style-name="T4">Leerlaufspannung/Klemmenspannung</text:span></text:p>
                </text:list-item>
              </text:list>
            </text:list-item>
          </text:list>
        </text:list-item>
      </text:list>
      <text:p text:style-name="P2"><text:span text:style-name="T4">Gemessen wird die Klemmspannung an einer unbekannten Spannungsquelle. </text:span></text:p>
      <text:p text:style-name="P2"><text:span text:style-name="T5">Geräte: Tenma, Metra Hit 15s, Metra Hit 18s</text:span></text:p>
      <text:p text:style-name="P2"><text:span text:style-name="T4">FRAGE: Ist die Klemmspannung gleich der Leerlaufspannung?</text:span></text:p>
      <text:p text:style-name="P2"><text:span text:style-name="T4">Schaltplan:</text:span></text:p>
      <text:p text:style-name="P6"/>
      <text:p text:style-name="P6"/>
      <text:p text:style-name="P6"/>
      <text:p text:style-name="P6"/>
      <text:p text:style-name="P6"/>
      <text:p text:style-name="P6"/>
      <text:p text:style-name="P2"><text:span text:style-name="T4">Messwerte:</text:span></text:p>
      <text:p text:style-name="P6"/>
      <text:p text:style-name="P6"/>
      <text:p text:style-name="P6"/>
      <text:p text:style-name="P6"/>
      <text:p text:style-name="P6"/>
      <text:p text:style-name="P2"><text:span text:style-name="T4">Bewertung: </text:span></text:p>
      <text:p text:style-name="P5"/>
      <text:list xml:id="list223657353144972" text:continue-numbering="true" text:style-name="WWNum2">
        <text:list-item>
          <text:list>
            <text:list-item>
              <text:list>
                <text:list-item>
                  <text:p text:style-name="P10"><text:span text:style-name="T4">Innenwiderstand</text:span></text:p>
                </text:list-item>
              </text:list>
            </text:list-item>
          </text:list>
        </text:list-item>
      </text:list>
      <text:p text:style-name="P2"><text:span text:style-name="T4">In diesem Versuch stellen wir den Innenwiderstand der unbekannten Spannungsquelle mit Hilfe der „Halbausschlag-Methode“ fest. Dafür wird zuerst die Leerlaufspannung gemessen und dann die Widerstandsdekade als Last angeschlossen. </text:span></text:p>
      <text:p text:style-name="P2"><text:span text:style-name="T4">Die Widerstandsdekade wird dann möglichst genau ein, so dass die gemessene Spannung halb so groß ist, wie die gemessene Leerlaufspannung.</text:span></text:p>
      <text:p text:style-name="P2"><text:span text:style-name="T4">Geräte: unbekannte Spannungsquelle, Metra Hit 18s, Widerstandsdekade</text:span></text:p>
      <text:p text:style-name="P2"><text:span text:style-name="T4">Frage: Muss hierbei der Innenwiderstand des </text:span></text:p>
      <text:p text:style-name="P2"><text:span text:style-name="T4">Schaltplan:</text:span></text:p>
      <text:p text:style-name="P6"/>
      <text:p text:style-name="P6"/>
      <text:p text:style-name="P6"/>
      <text:p text:style-name="P6"/>
      <text:p text:style-name="P6"/>
      <text:p text:style-name="P6"/>
      <text:p text:style-name="P2"><text:span text:style-name="T4">Messwerte (mit Unsicherheiten):</text:span></text:p>
      <text:p text:style-name="P6"/>
      <text:p text:style-name="P6"/>
      <text:p text:style-name="P6"/>
      <text:p text:style-name="P6"/>
      <text:p text:style-name="P6"/>
      <text:p text:style-name="P2"><text:span text:style-name="T4">Bewertung:</text:span></text:p>
      <text:p text:style-name="P5"/>
      <text:list xml:id="list223658223184240" text:continue-numbering="true" text:style-name="WWNum2">
        <text:list-item>
          <text:list>
            <text:list-item>
              <text:p text:style-name="P10"><text:span text:style-name="T4">Messung am Spannungsteiler</text:span></text:p>
            </text:list-item>
          </text:list>
        </text:list-item>
      </text:list>
      <text:p text:style-name="P2"><text:span text:style-name="T4">An einer Reihenschaltung von Widerständen wird die Spannung gemessen. Wir legen eine Spannung von 8,0V an und vergleichen die berechneten mit den gemessenen Werten. </text:span></text:p>
      <text:p text:style-name="P2"><text:span text:style-name="T4">Geräte: Metra Hit 18s, Universalspannungsquelle Rohde&amp;Schwarz Hameg HM7042-5, Spannungsteiler X3</text:span></text:p>
      <text:p text:style-name="P2"><text:span text:style-name="T4">Frage: Wodurch werden die Abweichungen verursacht? Überprüfen Sie ihre Theorie.</text:span></text:p>
      <text:p text:style-name="P2"><text:span text:style-name="T4">Schaltplan(aus PDF):</text:span></text:p>
      <text:p text:style-name="P6"/>
      <text:p text:style-name="P6"/>
      <text:p text:style-name="P6"/>
      <text:p text:style-name="P6"/>
      <text:p text:style-name="P6"/>
      <text:p text:style-name="P2"><text:span text:style-name="T4">Messwerte/Berechnungen/Vorberechnungen(aus PDF):</text:span></text:p>
      <text:p text:style-name="P6"/>
      <text:p text:style-name="P6"/>
      <text:p text:style-name="P6"/>
      <text:p text:style-name="P6"/>
      <text:p text:style-name="P2"><text:span text:style-name="T4">Bewertung:</text:span></text:p>
      <text:p text:style-name="P6"/>
      <text:p text:style-name="P6"/>
      <text:p text:style-name="P6"/>
      <text:p text:style-name="P6"/>
      <text:p text:style-name="P6"/>
      <text:p text:style-name="P6"><text:soft-page-break/></text:p>
      <text:p text:style-name="P6"/>
      <text:list xml:id="list223657150128584" text:continue-numbering="true" text:style-name="WWNum2">
        <text:list-item>
          <text:p text:style-name="P8"><text:span text:style-name="T4">Strommessung</text:span></text:p>
          <text:list>
            <text:list-item>
              <text:p text:style-name="P8"><text:span text:style-name="T4">Strommessung an einem Verbraucher</text:span></text:p>
            </text:list-item>
          </text:list>
        </text:list-item>
      </text:list>
      <text:p text:style-name="P2"><text:span text:style-name="T4">An der Widerstandsdekade stellen wir 80.0 Ohm ein und an der Universalspannungsquelle 4,0 V. Gemessen wird der Belastungsstrom mit allen drei Multimetern mit der jeweiligen genauen Anzahl der signifikanten Ziffern und den Unsicherheiten. Gleichzeitig wird der Spannungsabfall über dem Strom-Multimeter gemessen, wobei auch auf die Unsicherheiten geachtet werden muss.</text:span></text:p>
      <text:p text:style-name="P2"><text:span text:style-name="T4">Geräte: Widerstandsdekade, Universalspannungsquelle Rohde&amp;Schwarz Hameg HM7042-5, Tenma, Metra Hit 15s, Metra Hit 18s</text:span></text:p>
      <text:p text:style-name="P2"><text:span text:style-name="T6">ERKLÄREN SIE DIE ABWEICHUNGEN ZWISCHEN MESSUNG UND BERECHNUNG.</text:span></text:p>
      <text:p text:style-name="P2"><text:span text:style-name="T4">Schaltplan:</text:span></text:p>
      <text:p text:style-name="P6"/>
      <text:p text:style-name="P6"/>
      <text:p text:style-name="P6"/>
      <text:p text:style-name="P6"/>
      <text:p text:style-name="P2"><text:span text:style-name="T4">Messwerte(mit Unsicherheiten):</text:span></text:p>
      <text:p text:style-name="P6"/>
      <text:p text:style-name="P6"/>
      <text:p text:style-name="P6"/>
      <text:p text:style-name="P6"/>
      <text:p text:style-name="P2"><text:span text:style-name="T4">Bewertung:</text:span></text:p>
      <text:p text:style-name="P5"/>
      <text:list xml:id="list223657210238625" text:continue-numbering="true" text:style-name="WWNum2">
        <text:list-item>
          <text:list>
            <text:list-item>
              <text:p text:style-name="P10"><text:span text:style-name="T4">Messung an einem Stromteiler</text:span></text:p>
            </text:list-item>
          </text:list>
        </text:list-item>
      </text:list>
      <text:p text:style-name="P2"><text:span text:style-name="T4">An einer Parallelschaltung von Widerständen messen wir den Strom. Hier vergleichen wir wider die gemessenen mit den berechneten Werten.</text:span></text:p>
      <text:p text:style-name="P2"><text:span text:style-name="T4">Geräte: Metra Hit 18s, Stromteiler X4, Universalspannungsquelle Rohde&amp;Schwarz Hameg HM7042-5</text:span></text:p>
      <text:p text:style-name="P2"><text:span text:style-name="T4">Frage: Versuchen sie die Abweichung zwischen Berechnung und Messung zu erklären?</text:span></text:p>
      <text:p text:style-name="P2"><text:span text:style-name="T4">Schaltplan:</text:span></text:p>
      <text:p text:style-name="P6"/>
      <text:p text:style-name="P6"/>
      <text:p text:style-name="P6"/>
      <text:p text:style-name="P6"/>
      <text:p text:style-name="P2"><text:span text:style-name="T4">Messwerte(mit Unsicherheiten)/Vorberechnungen:</text:span></text:p>
      <text:p text:style-name="P6"/>
      <text:p text:style-name="P6"/>
      <text:p text:style-name="P6"/>
      <text:p text:style-name="P6"/>
      <text:p text:style-name="P2"><text:span text:style-name="T4">Bewertung:</text:span></text:p>
      <text:p text:style-name="P5"/>
      <text:list xml:id="list223657996690709" text:continue-numbering="true" text:style-name="WWNum2">
        <text:list-item>
          <text:p text:style-name="P10"><text:span text:style-name="T4">Ersatzspannungsquelle eines lin. Netzwerk (U, R)</text:span></text:p>
          <text:list>
            <text:list-item>
              <text:p text:style-name="P8"><text:span text:style-name="T4">Bestimmung der Ersatzspannungsquellen-Parameter</text:span></text:p>
            </text:list-item>
          </text:list>
        </text:list-item>
      </text:list>
      <text:p text:style-name="P2"><text:span text:style-name="T4">Wir messen Strom und Spannung an einer Doppelspannungsquelle.</text:span></text:p>
      <text:list xml:id="list7017024374847599516" text:style-name="WWNum3">
        <text:list-item>
          <text:p text:style-name="P9"><text:span text:style-name="T4">Spannungsquelle 1 und 2 werden mit zwei Drahtbrücken verbunden. Gemessen wird U</text:span><text:span text:style-name="T7">0</text:span><text:span text:style-name="T4"> und R</text:span><text:span text:style-name="T7">i</text:span><text:span text:style-name="T4"> (Halbausschlagmethode)</text:span></text:p>
        </text:list-item>
        <text:list-item>
          <text:p text:style-name="P9"><text:span text:style-name="T4">Spannungsquelle 1 und 2 werden durch eine Drahtbrücke ersetzt. Von U1 auf U2 auf Klemme B. Gemessen wird jetzt der direkte Innenwiderstand an der Schaltung.</text:span></text:p>
        </text:list-item>
      </text:list>
      <text:p text:style-name="P2"><text:span text:style-name="T4">*hier evtl. noch ein bisschen was am Text machen*</text:span></text:p>
      <text:p text:style-name="P2"><text:span text:style-name="T4">Geräte: Doppelspannungsquelle X5, Metra Hit 18s</text:span></text:p>
      <text:p text:style-name="P2"><text:span text:style-name="T4">Schaltplan:</text:span></text:p>
      <text:p text:style-name="P6"/>
      <text:p text:style-name="P6"/>
      <text:p text:style-name="P6"/>
      <text:p text:style-name="P6"/>
      <text:p text:style-name="P2"><text:span text:style-name="T4">Messwerte/Vorberechnungen(Blatt und Kalle):</text:span></text:p>
      <text:p text:style-name="P6"/>
      <text:p text:style-name="P6"/>
      <text:p text:style-name="P6"/>
      <text:p text:style-name="P2"><text:span text:style-name="T4">Bewertung:</text:span></text:p>
      <text:p text:style-name="P5"/>
      <text:list xml:id="list223656570780770" text:continue-list="list223657996690709" text:style-name="WWNum2">
        <text:list-item>
          <text:list>
            <text:list-item>
              <text:p text:style-name="P10"><text:span text:style-name="T4">Vergleich eines lin. Netzwerks mit seiner Ersatzspannungsquelle</text:span></text:p>
            </text:list-item>
          </text:list>
        </text:list-item>
      </text:list>
      <text:p text:style-name="P2"><text:span text:style-name="T4">Mit der Widerstandsdekade und der Universalspannungsquelle bauen wir das Netzwerk n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Mendel</meta:initial-creator>
    <dc:creator>Alexander Mendel</dc:creator>
    <meta:editing-cycles>1</meta:editing-cycles>
    <meta:creation-date>2015-10-26T09:27:00</meta:creation-date>
    <dc:date>2015-10-26T10:26:00</dc:date>
    <meta:editing-duration>P0D</meta:editing-duration>
    <meta:generator>LibreOffice/4.4.5.2$Windows_x86 LibreOffice_project/a22f674fd25a3b6f45bdebf25400ed2adff0ff99</meta:generator>
    <meta:document-statistic meta:table-count="0" meta:image-count="0" meta:object-count="0" meta:page-count="8" meta:paragraph-count="56" meta:word-count="407" meta:character-count="3283" meta:non-whitespace-character-count="29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